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414cm" fo:margin-left="0.328cm" fo:margin-right="10.259cm" table:align="margins" style:shadow="none"/>
    </style:style>
    <style:style style:name="表格1.A" style:family="table-column">
      <style:table-column-properties style:column-width="6.414cm" style:rel-column-width="363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011cm" table:align="left"/>
    </style:style>
    <style:style style:name="表格2.A" style:family="table-column">
      <style:table-column-properties style:column-width="1.693cm"/>
    </style:style>
    <style:style style:name="表格2.B" style:family="table-column">
      <style:table-column-properties style:column-width="4.318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P/N: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SPEC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O NO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TY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DATE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4:13:38.92</dc:date>
    <dc:creator>wang sheng wang</dc:creator>
    <meta:editing-duration>PT47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6" meta:word-count="7" meta:character-count="49"/>
  </office:meta>
</office:document-meta>
</file>